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4625in"/>
    </style:style>
    <style:style style:name="Table2.B"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0063in" table:align="left" fo:keep-with-next="always"/>
    </style:style>
    <style:style style:name="Table5.A" style:family="table-column">
      <style:table-column-properties style:column-width="6.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style:style>
    <style:style style:name="P3" style:family="paragraph" style:parent-style-name="Standard">
      <style:paragraph-properties fo:text-align="justify" style:justify-single-word="false"/>
      <style:text-properties style:font-name="Bitstream Charter"/>
    </style:style>
    <style:style style:name="P4" style:family="paragraph" style:parent-style-name="Standard">
      <style:paragraph-properties fo:text-align="justify" style:justify-single-word="false"/>
      <style:text-properties style:font-name="Bitstream Charter" fo:font-weight="bold"/>
    </style:style>
    <style:style style:name="P5" style:family="paragraph" style:parent-style-name="Standard">
      <style:paragraph-properties fo:text-align="start" style:justify-single-word="false"/>
      <style:text-properties style:font-name="Bitstream Charter" fo:font-weight="bold"/>
    </style:style>
    <style:style style:name="P6" style:family="paragraph" style:parent-style-name="Standard">
      <style:text-properties style:font-name="Bitstream Charter" fo:font-style="italic"/>
    </style:style>
    <style:style style:name="P7" style:family="paragraph" style:parent-style-name="Standard">
      <style:paragraph-properties fo:text-align="justify" style:justify-single-word="false"/>
      <style:text-properties style:font-name="Bitstream Charter" fo:font-style="italic"/>
    </style:style>
    <style:style style:name="P8" style:family="paragraph" style:parent-style-name="Standard">
      <style:paragraph-properties fo:text-align="justify" style:justify-single-word="false"/>
      <style:text-properties style:font-name="Bitstream Charter" fo:font-style="italic" fo:font-weight="bold"/>
    </style:style>
    <style:style style:name="P9" style:family="paragraph" style:parent-style-name="Standard">
      <style:text-properties style:font-name="Bitstream Charter" fo:font-style="italic" style:font-style-asian="italic" style:font-style-complex="italic"/>
    </style:style>
    <style:style style:name="P10" style:family="paragraph" style:parent-style-name="Standard">
      <style:paragraph-properties fo:text-align="justify" style:justify-single-word="false"/>
      <style:text-properties style:font-name="Bitstream Charter" fo:font-style="italic" style:font-style-asian="italic" style:font-style-complex="italic"/>
    </style:style>
    <style:style style:name="P11" style:family="paragraph" style:parent-style-name="Standard">
      <style:text-properties style:font-name="Bitstream Charter" fo:font-size="10pt" style:font-size-asian="10pt" style:font-size-complex="10pt"/>
    </style:style>
    <style:style style:name="P12" style:family="paragraph" style:parent-style-name="Standard">
      <style:paragraph-properties fo:line-height="200%"/>
      <style:text-properties style:font-name="Bitstream Charter"/>
    </style:style>
    <style:style style:name="P13" style:family="paragraph" style:parent-style-name="Standard">
      <style:paragraph-properties fo:line-height="200%" fo:text-align="justify" style:justify-single-word="false"/>
      <style:text-properties style:font-name="Bitstream Charter"/>
    </style:style>
    <style:style style:name="P14" style:family="paragraph" style:parent-style-name="Table_20_Contents">
      <style:text-properties style:font-name="Bitstream Charter"/>
    </style:style>
    <style:style style:name="P15" style:family="paragraph" style:parent-style-name="Table_20_Contents">
      <style:paragraph-properties fo:text-align="center" style:justify-single-word="false"/>
      <style:text-properties style:font-name="Bitstream Charter"/>
    </style:style>
    <style:style style:name="P16" style:family="paragraph" style:parent-style-name="Table_20_Contents">
      <style:text-properties style:font-name="Bitstream Charter" fo:font-size="10pt" style:font-size-asian="10pt" style:font-size-complex="10pt"/>
    </style:style>
    <style:style style:name="P17" style:family="paragraph" style:parent-style-name="Standard">
      <style:text-properties style:font-name="Bitstream Charter"/>
    </style:style>
    <style:style style:name="P18" style:family="paragraph" style:parent-style-name="Standard">
      <style:text-properties style:font-name="Bitstream Charter" fo:font-style="italic"/>
    </style:style>
    <style:style style:name="P19" style:family="paragraph" style:parent-style-name="Standard">
      <style:text-properties style:font-name="Bitstream Charter" fo:font-style="italic" style:font-style-asian="italic" style:font-style-complex="italic"/>
    </style:style>
    <style:style style:name="P20" style:family="paragraph" style:parent-style-name="Standard">
      <style:paragraph-properties fo:text-align="justify" style:justify-single-word="false"/>
      <style:text-properties style:font-name="Bitstream Charter" fo:font-style="italic" style:font-style-asian="italic" style:font-style-complex="italic"/>
    </style:style>
    <style:style style:name="P21" style:family="paragraph" style:parent-style-name="Standard">
      <style:paragraph-properties fo:line-height="200%"/>
      <style:text-properties style:font-name="Bitstream Charter" fo:font-style="italic" style:font-style-asian="italic" style:font-style-complex="italic"/>
    </style:style>
    <style:style style:name="P22" style:family="paragraph" style:parent-style-name="Standard">
      <style:paragraph-properties fo:line-height="200%" fo:text-align="justify" style:justify-single-word="false"/>
      <style:text-properties style:font-name="Bitstream Charter" fo:font-style="italic" style:font-style-asian="italic" style:font-style-complex="italic"/>
    </style:style>
    <style:style style:name="P23" style:family="paragraph" style:parent-style-name="Standard">
      <style:paragraph-properties fo:text-align="justify" style:justify-single-word="false"/>
      <style:text-properties style:font-name="Bitstream Charter" fo:font-style="italic"/>
    </style:style>
    <style:style style:name="P24" style:family="paragraph" style:parent-style-name="Standard">
      <style:paragraph-properties fo:line-height="200%" fo:text-align="justify" style:justify-single-word="false"/>
      <style:text-properties style:font-name="Bitstream Charter" fo:font-style="italic"/>
    </style:style>
    <style:style style:name="P25" style:family="paragraph" style:parent-style-name="Standard">
      <style:paragraph-properties fo:text-align="justify" style:justify-single-word="false"/>
      <style:text-properties style:font-name="Bitstream Charter" fo:font-weight="bold"/>
    </style:style>
    <style:style style:name="P26" style:family="paragraph" style:parent-style-name="Standard">
      <style:paragraph-properties fo:line-height="200%" fo:text-align="justify" style:justify-single-word="false"/>
      <style:text-properties style:font-name="Bitstream Charter" fo:font-weight="bold" style:font-weight-asian="bold" style:font-weight-complex="bold"/>
    </style:style>
    <style:style style:name="P27" style:family="paragraph" style:parent-style-name="Standard">
      <style:paragraph-properties fo:text-align="justify" style:justify-single-word="false"/>
      <style:text-properties style:font-name="Bitstream Charter"/>
    </style:style>
    <style:style style:name="P28" style:family="paragraph" style:parent-style-name="Standard">
      <style:paragraph-properties fo:line-height="200%"/>
      <style:text-properties style:font-name="Bitstream Charter"/>
    </style:style>
    <style:style style:name="P29" style:family="paragraph" style:parent-style-name="Standard">
      <style:paragraph-properties fo:line-height="200%" fo:text-align="justify" style:justify-single-word="false"/>
      <style:text-properties style:font-name="Bitstream Charter"/>
    </style:style>
    <style:style style:name="P30" style:family="paragraph" style:parent-style-name="Standard">
      <style:paragraph-properties fo:line-height="200%" fo:text-align="justify" style:justify-single-word="false"/>
      <style:text-properties style:font-name="Bitstream Charter" fo:font-style="normal" style:font-style-asian="normal" style:font-style-complex="normal"/>
    </style:style>
    <style:style style:name="P31" style:family="paragraph" style:parent-style-name="Table_20_Contents">
      <style:text-properties style:font-name="Bitstream Charter"/>
    </style:style>
    <style:style style:name="P32" style:family="paragraph" style:parent-style-name="Table_20_Contents">
      <style:text-properties style:font-name="Bitstream Charter" fo:font-size="10pt" style:font-size-asian="10pt" style:font-size-complex="10pt"/>
    </style:style>
    <style:style style:name="P33" style:family="paragraph" style:parent-style-name="Table_20_Contents">
      <style:paragraph-properties fo:text-align="justify" style:justify-single-word="false"/>
      <style:text-properties style:font-name="Bitstream Charter" fo:font-size="10pt" style:font-size-asian="10pt" style:font-size-complex="10pt"/>
    </style:style>
    <style:style style:name="P34" style:family="paragraph" style:parent-style-name="Table_20_Contents">
      <style:text-properties style:font-name="Bitstream Charter" fo:font-weight="bold" style:font-weight-asian="bold" style:font-weight-complex="bold"/>
    </style:style>
    <style:style style:name="P35" style:family="paragraph" style:parent-style-name="Table">
      <style:paragraph-properties fo:keep-with-next="alway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color="#ff0000" fo:font-weight="normal" style:font-weight-asian="normal" style:font-weight-complex="normal"/>
    </style:style>
    <style:style style:name="T6" style:family="text">
      <style:text-properties fo:background-color="#ffff00"/>
    </style:style>
    <style:style style:name="T7" style:family="text">
      <style:text-properties style:font-name="Bitstream Charter" fo:font-size="10pt" style:font-size-asian="10pt" style:font-size-complex="10pt"/>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earning about Our Neighborhoods </text:p>
      <text:p text:style-name="P2">through Web Map Stories</text:p>
      <text:p text:style-name="P2"/>
      <text:p text:style-name="P2"/>
      <text:p text:style-name="P3"/>
      <text:p text:style-name="P4">FOREWORD <text:span text:style-name="T5">(Nancy, is it OK to have a “Foreword” in a Thesis? I feel pretentious for having one, but it is important to me that I somehow include this section)</text:span></text:p>
      <text:p text:style-name="P3"/>
      <text:p text:style-name="P7"><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p>
      <text:p text:style-name="P3"/>
      <text:p text:style-name="P13"><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p>
      <text:p text:style-name="P13"><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p>
      <text:p text:style-name="P13"><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text:soft-page-break/>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text:p>
      <text:p text:style-name="P13"><text:tab/>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p>
      <text:p text:style-name="P13"><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text:soft-page-break/>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p>
      <text:p text:style-name="P3"/>
      <text:p text:style-name="P3"/>
      <text:p text:style-name="P3"/>
      <text:p text:style-name="P3"/>
      <text:p text:style-name="P3"><text:span text:style-name="T1">INTRODUCTION</text:span> </text:p>
      <text:p text:style-name="P3"/>
      <text:p text:style-name="P13"><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p>
      <text:p text:style-name="P13"><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text:soft-page-break/>behavior (Ryan 2005; Zion et al. 2011; Stevenson et al. 2013). <text:s/>Environmental knowledge also empowers communities to tackle both local and global issues like climate change and habitat destruction (Thomashow 2002). <text:s/></text:p>
      <text:p text:style-name="P13"><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Sobel 2005),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p>
      <text:p text:style-name="P13"><text:tab/>This emotional attachment that we have to the places where we work, live, and play is a psychological phenomenon that environmental psychologists call “place-attachment” (Low and Altman 1992). <text:s/>Not surprisingly, stronger attachment to the local natural environment is correlated with pro-environmental behavior (Scannell and Gifford 2010, others?). <text:s/>But Vorkinn and Riese (2001) say that pro-environmental concern also depends on <text:span text:style-name="T3">what</text:span> a place means to us, a concept referred to as place-meaning (Stedman 2008). <text:s/>Brehm, Eisenhauer, and Stedman (2013, 533) explain that place-meanings represent “[our] perceived interconnection between [our]selves and nature (biosphere),” a perception that is rooted specifically to a given <text:soft-page-break/>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p>
      <text:p text:style-name="P13"><text:tab/>Place-based environmental education programs and initiatives are currently reaching only a small subset of the population and are commonly geared toward younger populations (e.g., Stern, Powell, &amp; Ardoin 2008; Braun, Buyer, &amp; Randler 2009; Shellmann and Bogner 2013). <text:s/>While it is critical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interactive online map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p>
      <text:p text:style-name="P3"><text:tab/></text:p>
      <text:p text:style-name="P3"/>
      <text:p text:style-name="P8"/>
      <text:p text:style-name="P8"/>
      <text:p text:style-name="P8"/>
      <text:p text:style-name="P8"><text:soft-page-break/>Purpose</text:p>
      <text:p text:style-name="P8"/>
      <text:p text:style-name="P13"><text:tab/>This research utilizes web-map stories as an environmental educational medium to convey knowledge on urban avian wildlife and creek systems to the citizens of Berkeley, California. <text:s/>The primary objective of this thesis is to investigate the impact of place-based environmental knowledge on ecological place-meanings and place-attachment. <text:s/>A secondary objective is understanding how this impact is dependent on 1) place scale, 2) gender, 3) commitment to place, and 4) geographic location. Another secondary objective is to investigate the intent to seek in-person experiences with nature in Berkeley, and the intent for pro-environmental behavior, resulting from exploration of these web-map stories. <text:s/></text:p>
      <text:p text:style-name="P13"/>
      <text:p text:style-name="P3"/>
      <text:p text:style-name="P4">LITERATURE REVIEW: FRAMEWORK</text:p>
      <text:p text:style-name="P3"/>
      <text:p text:style-name="P5"/>
      <text:p text:style-name="P5">Part 1. Sense-of-Place: Place-attachment and Place-meanings</text:p>
      <text:p text:style-name="P13"/>
      <text:p text:style-name="P13"><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p>
      <text:p text:style-name="P13"><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et al. 2012a, 2012b). <text:s/></text:p>
      <text:p text:style-name="P13"><text:soft-page-break/><text:tab/>As Kudryavtsev et al. (2012a, 2012b) suggest, it is important to consider both concepts together when studying sense-of-place. <text:s/>Particularly, place-meanings help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n ecological place-meaning, e.g., it is a place that slows down surface runoff, it is a place that provides habitat for endangered wildlife, etc. <text:s/>So it becomes obvious that we need to understand place-meanings in order to understand the reason for place-attachment. <text:s/>Below I review the theoretical foundation of the place-attachment and place-meanings, as well as literature that has added to our understanding of these concepts through empirical studies. <text:s/></text:p>
      <text:p text:style-name="P13"/>
      <text:p text:style-name="P3">1: Place-attachment </text:p>
      <text:p text:style-name="P3"/>
      <text:p text:style-name="P3"/>
      <text:p text:style-name="P10">Defining Place-attachment</text:p>
      <text:p text:style-name="P3"><text:tab/></text:p>
      <text:p text:style-name="P13"><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text:soft-page-break/>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p>
      <text:p text:style-name="P3"/>
      <text:p text:style-name="P3"/>
      <text:p text:style-name="P10">To what exactly are we attached? </text:p>
      <text:p text:style-name="P3"><text:tab/></text:p>
      <text:p text:style-name="P13"><text:tab/>Stedman (2003, 826) says that “It is not enough to know the strength of one's attachment to the setting, but precisely to <text:span text:style-name="T3">what</text:span>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p>
      <text:p text:style-name="P3"/>
      <text:p text:style-name="P3"/>
      <text:p text:style-name="P10">How do we develop place-attachments?</text:p>
      <text:p text:style-name="P3"/>
      <text:p text:style-name="P12"><text:tab/>The attachment process can be almost instantaneous as a result of a strong, memorable and very personal experience; or it could happen slowly through repeated exposure to a place (Manzo 2005; Ryan 2005; Stedman 2008).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others?). <text:s/>And with time, we grow fond of places that we perceive as integral to our identity and sense of self (Chawla 1992; Manzo 2005). <text:s/>We grow attached to <text:soft-page-break/>places “where we feel needed, where our participation can contribute to their long-term viability” Kaplan and Kaplan (2005, 279).</text:p>
      <text:p text:style-name="P13"><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2004) study really liked the state of Michigan. <text:s/></text:p>
      <text:p text:style-name="P3"/>
      <text:p text:style-name="P3"><text:tab/></text:p>
      <text:p text:style-name="P3">2: Place-Meaning <text:s text:c="3"/></text:p>
      <text:p text:style-name="P3"/>
      <text:p text:style-name="P10">Defining Place-meaning</text:p>
      <text:p text:style-name="P3"><text:tab/></text:p>
      <text:p text:style-name="P13"><text:tab/>“Place-meaning” or “place-meanings” is a concept that refers to the symbolic meanings that people ascribe to places (Stedman 2008; Stewart 2008). <text:s/>Place-meanings are descriptive and answer the question of “What <text:span text:style-name="T3">kind </text:span>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is also possible for place-meanings to converge and agree (Stedman 2008). <text:s/>Furthermore, <text:soft-page-break/>Gustafson (2001) shows that place-meanings fall somewhere along and inside a triangular continuum of relationships between the self, others, and the environment (Fig ?). <text:s/></text:p>
      <text:p text:style-name="P3"><text:tab/> </text:p>
      <text:p text:style-name="P3"><text:tab/></text:p>
      <text:p text:style-name="P10">How do we develop place-meanings? </text:p>
      <text:p text:style-name="P3"/>
      <text:p text:style-name="P13"><text:tab/>To date, much is hypothesized but little is confirmed about the mechanisms by which we produce place-meanings, or how exactly they affect our place-attachment. <text:s/>Stewart (2008) asserts that to develop a particular place-meaning, people need to have a direct experience with the place; however, we might also be able to develop place-meanings by learning about a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 <text:s/>It is through language and conversation that we can learn about other people's place-meanings, communicate our own, or even create new ones (Stewart 2008; Stokowski 2008). </text:p>
      <text:p text:style-name="P3"/>
      <text:p text:style-name="P3"/>
      <text:p text:style-name="P3"/>
      <text:p text:style-name="P3"/>
      <text:p text:style-name="P3">3: Factors that influence Place-attachment and Place-meaning</text:p>
      <text:p text:style-name="P3"/>
      <text:p text:style-name="P13"><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 (2003)’s hypotheses and added gender, race, class, and sexual orientation race also influential <text:soft-page-break/>to our relationships with place.</text:p>
      <text:p text:style-name="P3"/>
      <text:p text:style-name="P10">Culture, Society</text:p>
      <text:p text:style-name="P3"/>
      <text:p text:style-name="P13"><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nd Garkovich 1994; Eisenhauer, Krannich, and Blahna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Krannich, and Blahna 2000). <text:s/></text:p>
      <text:p text:style-name="P3"/>
      <text:p text:style-name="P3"/>
      <text:p text:style-name="P10">Gender, Race, Class, Sexual Orientation</text:p>
      <text:p text:style-name="P3"/>
      <text:p text:style-name="P13"><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text:s/>It is important to understand that divergence in research <text:soft-page-break/>findings likely result from a divergence in the cultures and societies of the places being studied. <text:s text:c="2"/></text:p>
      <text:p text:style-name="P3"/>
      <text:p text:style-name="P3"/>
      <text:p text:style-name="P10">The Physical Environment</text:p>
      <text:p text:style-name="P3"/>
      <text:p text:style-name="P13"><text:tab/>While no one is denying the strong influence of social and cultural processes on our sense of place, empirical findings show that “these [social/cultural] influences are not the sole or primary factors involved in emotional attachments to place" (Eisenhauer, Krannich, and Blahna 2000, 438). <text:s/>Namely, the physical environment is another such factor. <text:s/></text:p>
      <text:p text:style-name="P13"><text:tab/>The physical environment provides context for all of our interactions (Stedman 2003; Ardoin 2006). <text:s/>Stedman (2003)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 says that rural settings are more likely to be associated with “wilderness” meanings simply as a result of a lack of dense population, and Kaltenborn (1998) suggests that people develop strong place-attachments to aesthetically pleasing environments. Similarly, Eisenhauer, Krannich, and Blahna (2000) established that “environmental features/characteristics” were one of the dominant reasons for strong attachment to special places in southern Utah. However, the reviewed literature does not investigate the restrictive aspects of our physical environment, which dictates where we can or cannot go, limiting our set of our experiences at a given place. This is especially important for people with physical disabilities.</text:p>
      <text:p text:style-name="P3"/>
      <text:p text:style-name="P9"><text:soft-page-break/>Other Places</text:p>
      <text:p text:style-name="P9"/>
      <text:p text:style-name="P12"><text:tab/>Part of what defines places is their “linkage to the 'outside'” (Massey 1994, 155). <text:s/>Places are linked to other places, and often they are defined by those linkages. Our experiences of a given place are influenced by comparisons we make to other places. For example, one participant in Davenport and Anderson (2005)'s research realized the ecological uniqueness of his local river only after traveling to other places. <text:s/>In other words, our place-attachment and place-meanings are directly and indirectly influenced by other places. </text:p>
      <text:p text:style-name="P3"/>
      <text:p text:style-name="P3"/>
      <text:p text:style-name="P10">Geographic scale</text:p>
      <text:p text:style-name="P3"/>
      <text:p text:style-name="P13"><text:tab/>Our sense-of-place also varies with geographic scale. <text:s/>Nanzer (2004) found that Michigan residents were most strongly attached to their locale as oppose to the larger state or region.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ext:p>
      <text:p text:style-name="P3"/>
      <text:p text:style-name="P3"/>
      <text:p text:style-name="P10">Length of Residence</text:p>
      <text:p text:style-name="P3"/>
      <text:p text:style-name="P13"><text:tab/>With time, place-meanings mold and change to reflect the new experiences we have at a given place (e.g., Larson, Frietas, and Hicks 2013). <text:s/>Davenport and Anderson (2005) found that place-meanings ascribed to the Niobrara River in Nebraska evolved over time, often growing to include, or at least recognize, the biophysical uniqueness of the river. <text:s/>As for place-attachment, there is general agreement that the longer a person resides in one place, the more attached they become to it (Low and Altman 1992; Gustafson 2001; Nanzer 2004; Raymond, Brown, and Weber 2010).</text:p>
      <text:p text:style-name="P10"><text:soft-page-break/>Disruptions, Change, and Conflict</text:p>
      <text:p text:style-name="P3"/>
      <text:p text:style-name="P13"><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text:span text:style-name="T6">Burley et al. 2007 (not in refs!)</text:span>), plant or animal diseases (e.g., Hunter 2011), or human interventions, like development of pristine areas (Stedman 2003). <text:s/>But in some cases of devastating natural distasters, strong place-attachments and place-meanings motivate people to restore a place and its natural environment (<text:span text:style-name="T6">Burley et al. 2007</text:span>). <text:s/>In other cases, planned changes endanger or challenge established place-meanings and cause conflict between stakeholders (citation ?). <text:s/>But, Davenport and Anderson (2005) conclude from their study that while development challenged some place-meanings, it enhanced others.</text:p>
      <text:p text:style-name="P3"/>
      <text:p text:style-name="P3"/>
      <text:p text:style-name="P10">Knowledge: Personal, Formal, and as Stories</text:p>
      <text:p text:style-name="P3"/>
      <text:p text:style-name="P3">“Once you know, you cannot put that knowledge away.” - Sylvia Alice Earle</text:p>
      <text:p text:style-name="P3"/>
      <text:p text:style-name="P13"><text:tab/>Knowledge plays an important role in developing our a sense of place. <text:s/>There are a few different types of knowledge. <text:s/>Personal knowledge is gained through in-person experiences, whereas formal knowledge is gained through a more factual medium, e.g., a textbook, a teacher, a website. <text:s/>Gustafson (2001) found that place-meanings concerning the relationship between the self and the environment depend on both formal and personal knowledg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ext:soft-page-break/>traveled and seen other rivers. <text:s/>Some participants in Barlett (2005)'s study report that learning to identify tree species enhanced their attachment to the natural areas on their college campus.</text:p>
      <text:p text:style-name="P13"><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nd because stories are inherently embedded with place-meanings, they make effective mediums for conveying place-meanings to others. <text:s text:c="5"/></text:p>
      <text:p text:style-name="P3"/>
      <text:p text:style-name="P3">(Short paragraph to conclude Part 1?)</text:p>
      <text:p text:style-name="P3"/>
      <text:p text:style-name="P3"/>
      <text:p text:style-name="P4">Part 2. Web-maps, Stories, and Web-map Stories</text:p>
      <text:p text:style-name="P4"/>
      <text:p text:style-name="P13"><text:tab/>Thomashow (2002) says that whether we like it or not, computers and the Internet should play a role in our environmental education. <text:s/>Already, “people spend far more hours in front of video screens than they do walking the land” (Thomashow 2002, 79). <text:s/>This is a new reality that we must adapt to and take advantage of technology to bring people back to the land, back to nature. <text:s/>Maps in particular can be powerful tools for helping people recognize the interdependence between themselves, other people, and other places (Cheng and Kruger 2008). <text:s text:c="2"/>In fact, there are already initiatives specific to learning from online or other types of computer maps. 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text:soft-page-break/>interests, where their piqued curiosity lead them to explore and learn more. ESRI's Story Map <text:s/>tool is used by hundreds of people to create interesting and engaging maps on a variety of topics, and Strachan (2014)'s thesis shows that educators perceive ESRI's Story Map tool as an effective and successful educational technology. <text:s/></text:p>
      <text:p text:style-name="P13"><text:tab/>But why story maps? <text:s/>Even before the widespread use of the Internet, Reutzel (1985) showed that (paper) story maps improve comprehension compared to regular maps. <text:s/>Moreover, stories are always embedded with place-meanings and place-attachment. <text:s/>In fact qualitative researchers extract place-meanings and place-attachments from people's narratives (Davenport and Anderson 2005). <text:s/>In children, stories are particularly effective for idea retention (Hadzigeorgiou et al. 2011), and for adults, stories about local nature helped some participants to reconnect with it (Barlett 2005). <text:s/>So, why not combine the power of stories with the advantages of online maps to engagingly convey place-based environmental knowledge and ecological place-meanings? </text:p>
      <text:p text:style-name="P3"/>
      <text:p text:style-name="P3"/>
      <text:p text:style-name="P3"/>
      <text:p text:style-name="P26">LITERATURE REVIEW: GAPS AND INCONSISTENCIES</text:p>
      <text:p text:style-name="P13"><text:span text:style-name="T8">Inconsistencies</text:span></text:p>
      <text:p text:style-name="P13"><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text:span text:style-name="T6">Hummon 1992, 253;</text:span>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text:soft-page-break/>as “place-attachment”. The trouble starts with the words “meaning” and “meaningful” (<text:span text:style-name="T3">syn.</text:span>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Manzo 2005, 2008; Stokowski 2008). <text:s/>But this language is misleading, and especially confusing for readers unfamiliar with the field. <text:s/>It might help to hyphenate and pluralize “place meaning” into “place-meanings” to remind that the concept refers to the kinds of meanings we attribute to place, not to the degree of importance/significance of a place. </text:p>
      <text:p text:style-name="P13"/>
      <text:p text:style-name="P13"><text:span text:style-name="T2">Gaps</text:span></text:p>
      <text:p text:style-name="P13"><text:span text:style-name="T4">Conceptual Gaps </text:span></text:p>
      <text:p text:style-name="P13"><text:tab/>The conceptual foundation of sense-of-place is a bit like swiss cheese. <text:s/>Much research remains to be done from all possible perspectives. <text:s/>We are still far from having a definitive model that explains how all the sense-of-place concepts inter-relate to give us our sense-of-place. <text:s/>Is it even possible to have a single definitive model, considering that culture plays such a strong role, or are there inherent psychological mechanisms that are common to all people regardless of culture? We do not know the full spectrum of factors that influence place-attachment and place-meaning, nor the relative degree of their influence. <text:s/>And while a lot of research frames their studies in the social and environmental dimensions of place, other aspects are not considered. <text:s/>Ardoin (2006) argues that place also has a political-economic dimension that contributes to our sense of place, and urges for its inclusion in further studies. <text:s/><text:tab/>And to bring us back specifically to this thesis, studying the role of place-based <text:soft-page-break/>environmental knowledge <text:s/>on place-attachment and place-meanings is a part of the sense-of-place field that has only recently emerged, with the most recent and relevant study done by Kudryavtsev et al. (2012a). <text:s/>As far as this thesis research is concerned, this is the first study looking at the impact of environmentally educational place-based web-map stories on ecological place-meanings and place-attachment. <text:s text:c="2"/></text:p>
      <text:p text:style-name="P22"/>
      <text:p text:style-name="P22">Ideological Gaps</text:p>
      <text:p text:style-name="P13"><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p>
      <text:p text:style-name="P1"/>
      <text:p text:style-name="P1"/>
      <text:p text:style-name="P3"><text:tab/></text:p>
      <text:p text:style-name="P4">LITERATURE REVIEW: METHODS</text:p>
      <text:p text:style-name="P4"/>
      <text:p text:style-name="P4"/>
      <text:p text:style-name="P3"/>
      <text:p text:style-name="P4">Methodologies for Studying Place-attachment and Place-meanings </text:p>
      <text:p text:style-name="P7"/>
      <text:p text:style-name="P13"><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p>
      <text:p text:style-name="P13"/>
      <text:p text:style-name="P24"><text:soft-page-break/>Research Design</text:p>
      <text:p text:style-name="P13"><text:tab/>This methodological divergence is well reflected in the way place-meanings and place-attachment are studied. <text:s/>To begin with, quantitative research used a one-time mail-in survey to recruit a large and random sample of participants numbering in the several hundreds (Nanzer 2004; Stedman 2003; others?). <text:s/>Other strategies are also used, like intercepting people at a variety of locations and different times of the day with a short questionnaire, resulting in a smaller sample size of about or less than 100 people. (Scannell and Gifford 2010). <text:s/>Large and random samples allow for complex statistical analysis of the data, but smaller sample sizes can still be statistically analyzed. </text:p>
      <text:p text:style-name="P13"><text:s/><text:tab/>On the other hand, the reviewed qualitative research recruited a small and non-random population of participants through snowball sampling (e.g., Cantrill 1998; Manzo 2005; Davenport and Anderson 2005), with the goal of gaining a deep understanding of the complexities of people's place-attachment and place-meanings. </text:p>
      <text:p text:style-name="P13"/>
      <text:p text:style-name="P24">Instruments</text:p>
      <text:p text:style-name="P13"><text:tab/>Data collection instruments also vary. <text:s/>Open-ended interviews with follow-up questions (Cantrill 1998; Davenport and Anderson 2005) and semi-structured interviews (Gustafson 2001; Manzo 2005) prevail in qualitative research. <text:s/>Such methods allow the participant to fully express the complexity of the meanings and attachment they feel about a place. <text:s/></text:p>
      <text:p text:style-name="P13"><text:tab/>In the reviewed quantitative research, the most common instrument is the Likert-scale survey with author-defined statements reflective of place-attachment or place-meanings. <text:s/>Participants agree or disagree with the statements on a five-point scale (e.g., Nanzer 2004) or seven-point scale (e.g., Stedman 2003; Brehm, Eisenhauer, &amp; Stedman 2013). <text:s/>These surveys <text:soft-page-break/>essentially measure the level of participant agreement with author-defined place-attachment or place-meanings.</text:p>
      <text:p text:style-name="P13"><text:tab/>In quantitative research, place-attachment statements are designed to measure the strength of place-attachment (Stedman 2008) by having the participant choose their level of agreement or disagreement with the statements. <text:s/>Most quantitative research uses a place-attachment scale that is a set of statements as in Table 1 below. <text:s/>However, I must critique this approach. <text:s/>These statements are measuring place-identity and place-satisfaction, not place-attachment. The reasoning that is often supplied is that place-identity and place-satisfaction are strongly correlated with place-attachment; most authors use them as types of place-attachment. <text:s/>However, I can think of a number of instances where someone can be strongly attached to place, but not satisfied with it (a childhood home that is in dangerously decrepit condition?) or strongly identifies with a place, but is not attached to it (immigrants who strongly identify with their country of origin, but are not attached to it anymore?). <text:s/>For these reasons, this study uses more general statements of place-attachment as some of those in <text:span text:style-name="T6">Nanzer (2004) (unsure about citation here)</text:span>, like “This place is special to me”, or “This place is very important to me”. </text:p>
      <text:p text:style-name="P3"/>
      <text:p text:style-name="P35">Table <text:sequence text:ref-name="refTable1" text:name="Table" text:formula="ooow:Table+1" style:num-format="1">1</text:sequence>: <text:span text:style-name="T7">Statements from the Place-attachment scale in Kudryavtsev et al. (2012a)</text:span></text:p>
      <table:table table:name="Table5" table:style-name="Table5">
        <table:table-column table:style-name="Table5.A"/>
        <table:table-row>
          <table:table-cell table:style-name="Table5.A1" office:value-type="string">
            <text:p text:style-name="P33">The Bronx is the best place for what I like to do.</text:p>
          </table:table-cell>
        </table:table-row>
        <table:table-row>
          <table:table-cell table:style-name="Table5.A2" office:value-type="string">
            <text:p text:style-name="P33">Everything about the Bronx reflects who I am.</text:p>
          </table:table-cell>
        </table:table-row>
        <table:table-row>
          <table:table-cell table:style-name="Table5.A2" office:value-type="string">
            <text:p text:style-name="P33">I am more satisfied with the Bronx than other places. </text:p>
          </table:table-cell>
        </table:table-row>
      </table:table>
      <text:p text:style-name="Table"/>
      <text:p text:style-name="P13"><text:tab/>Place-meaning statements describe places and can answer the question of “What kind of a place is this?”. <text:s/>Some examples from Brehm, Eisenhauer, and Stedman (2013) are: <text:s/>“The lake is a family place” (social place-meaning), “The lake is a place of high environmental quality” (ecological place-meaning), and from Kudryavtsev et al. (2012a): “The Bronx is a <text:soft-page-break/>place where trees are an important part of the community” (ecological place-meaning), “The Bronx is a place to canoe and boat” (recreational place-meaning). <text:s/>Place-meaning statements can be categorized as examples of economic, social, family, ecological, and other place-meanings. <text:s/>But they they do not allow the participant to express their own place-meanings, like in qualitative research. <text:s/></text:p>
      <text:p text:style-name="P13"><text:tab/>Bridging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 <text:s/>In general, there is a bit of disagreement about whether it is appropriate, or even possible, to quantify plae-attachment and place-meanings, which are highly interwoven and interdependent concepts. <text:s/>For an in-depth discussion on the topic, refer to Davenport and Anderson 2005, Stedman 2008, Manzo 2008, and Stewart 2008. </text:p>
      <text:p text:style-name="P13"/>
      <text:p text:style-name="P3"><text:span text:style-name="T3">Before and After Surveys (Pre-test/Post-test)</text:span></text:p>
      <text:p text:style-name="P3"><text:span text:style-name="T3"/></text:p>
      <text:p text:style-name="P13"><text:tab/>Within the sense-of-place literature, only Kudryavtsev et al. (2012a)' research <text:s/>objectives required the use of a pre/post survey. <text:s/>However, this method is common to the environmental education field to measure environmental awareness and knowledge before and after an educational intervention (e.g., Kubota et al. 2013; Stevenson et al. 2013). <text:s/>Like this thesis research, Kudryavtsev et al. (2012a)'s study is straddling the fields of environmental education and sense-of-place. <text:s text:c="3"/></text:p>
      <text:p text:style-name="P13"><text:tab/>Pre- and post- tests have been used to measure changes in knowledge as a result of playing online science games (Klisch et al. 2012), to compare differences in knowledge between online- and on-site- geomorphology field trips (Stumpf, Doughlass, &amp; Dorn 2008), to <text:soft-page-break/>study the effectiveness of storytelling versus traditional show-&amp;-tell (Hadzigeorgiou et al. 2011), and to measure the impact of direct vs indirect experiences with nature on environmental knowledge, attitudes and behavior (Duerden &amp; Witt 2010). <text:s/>The pre-survey assesses the knowledge or attitudes of the participant prior to an intervention, and the post-survey asks the same questions as to assess changes in participant knowledge or attitudes after the intervention. <text:s/>Pre-surveys are also commonly used to collect personal information, such as demographics, hobbies, place-of-origin (Stumpf, Douglass, and Dorn 2008; Klisch et al. 2012).</text:p>
      <text:p text:style-name="P3"/>
      <text:p text:style-name="P3"/>
      <text:p text:style-name="P3"/>
      <text:p text:style-name="P7">Analysis</text:p>
      <text:p text:style-name="P7"/>
      <text:p text:style-name="P13"><text:tab/>Quantitative research employs statistical methods to analyze its data. <text:s/>Factor analysis is used to study the factors that influence place-attachment and place-meanings (Stedman 2002; Brehm, Eisenhauer, and Stedman 2013), structural equation modeling was used to create a best-fit model for how environmental variables affect sense-of-place (Stedman 2003), and paired t-tests are used to study the impact of an environmental education program on place-attachment and place-meanings (Kudryavtsev et al. 2012a). <text:s/></text:p>
      <text:p text:style-name="P13"><text:tab/>Qualitative studies rely on coding and interpretation to analyze free-response survey questions. <text:s/>Responses are coded into typologies determined by the researcher to be best suited to their study. <text:s/>Eisenhauer, Krannich, and Blahna (2000) used “activity” and “reason” typologies to categorize the types of special places people become emotionally attached to in Utah. <text:s/>Cantrill (1998) and Davenport and Anderson (2005) used open-coding methodology to categorize responses to interview questions; the author identifies the dominant themes in each response through analysis of distinct text features. <text:s/>Gustafson (2001)’s coding was at first very specific and used words directly from the responses, but as themes began to emerge, <text:soft-page-break/>thematically similar codes were merged under the same category (e.g., “nature”, “buildings” -&gt; “physical environment”). <text:s/>To interpret the data, Davenport and Anderson (2005) generated tables and concept maps that illuminated the underlying connectedness of the data.</text:p>
      <text:p text:style-name="P7"/>
      <text:p text:style-name="P3"/>
      <text:p text:style-name="P3"/>
      <text:p text:style-name="P4">RESEARCH METHODOLOGY</text:p>
      <text:p text:style-name="P3"/>
      <text:p text:style-name="P3"/>
      <text:p text:style-name="P7">Study Area</text:p>
      <text:p text:style-name="P7"/>
      <text:p text:style-name="P13"><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p>
      <text:p text:style-name="P12"><text:tab/>Berkeley is situated on the East Bay side of the San Francisco Bay Area, and its 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grasslands and chaparral. <text:s/>This richness in habitat types allows a biodiverse community of wildlife, and particularly bird wildlife, to exist throughout the city of Berkeley. <text:s/>Lastly, Berkeley has 11 creeks, some of which are entirely culverted, but in a few places healthy riparian corridors continue to exist. <text:s text:c="3"/></text:p>
      <text:p text:style-name="P3"><text:soft-page-break/><text:span text:style-name="T3">Study Design</text:span></text:p>
      <text:p text:style-name="P3"><text:span text:style-name="T3"/></text:p>
      <text:p text:style-name="P12"><text:tab/>This study is partially modeled on Kudryavtsev et al. (2012a)'s, who study the impact of an urban environmental education program on place-attachment and ecological place-meanings in the Bronx. <text:s/>The environmental education intervention that is used in this study are two web-map stories, one on Berkeley’s creeks and another on Berkeley’s birds, designed specifically for this thesis research. <text:s/>Creeks and birds are personable examples of nature in the city and good mediums to discuss the complex ecological dimension of the places where we live, work, and play. <text:s/></text:p>
      <text:p text:style-name="P12"><text:tab/>The main objective of this thesis is to study the impact of place-based environmentally educational web-map stories on our ecological place-attachment and place-meanings, with a secondary objective to investigate how this impact depends on scale, gender, commitment to place, and geographic location. <text:s/>To observe this impact, the study is designed to capture changes in the strength of our ecological place-meanings and place-attachment resulting from interaction with the maps. <text:s/>This is done by having participants take a survey before and after the web-map story intervention. <text:s/>Lastly, participants will split into two groups based on their choice to explore the bird maps or the creek maps. <text:s/>These two groups will act as controls for each other. <text:s/>The collected data will be analyzed via mixed qualitative and quantitative methods: coding and interpretation of free-response questions, comparative statistics, unpaired and paired t-tests. <text:s/></text:p>
      <text:p text:style-name="P3"/>
      <text:p text:style-name="P7">Data Collection</text:p>
      <text:p text:style-name="P7"/>
      <text:p text:style-name="P13"><text:tab/>The target audience for this study are Berkeley residents 18 years or older, who are frequent users of the Internet. <text:s/>Participants are recruited through social media platforms like Facebook, NextDoor, Reddit, and Twitter, but also through snowball sampling. <text:s/>The target <text:soft-page-break/>participant sample size for each of the web-map stories is 50 people. If these recruitment methods do not produce enough participants, fliers are to be put up at local institutions like the Berkeley Public Library, Berkeley City College, Berkeley Adult School, community centers, a dentist’s office, and on public spaces like ball courts and parks. <text:s/></text:p>
      <text:p text:style-name="P3"/>
      <text:p text:style-name="P6">Instruments</text:p>
      <text:p text:style-name="P6"/>
      <text:p text:style-name="P12"><text:tab/>The data collection instrument is an anonymous survey that uses a variety of question types to collect information on a person’s background and relationship with Berkeley. <text:s/>The survey also uses statements reflective of place-attachment and place-meanings, allowing the participant to choose their level of agreement with the statements on a seven point Likert-scale. <text:s/>Please refer to the index to see the entire survey. <text:s/>Tables 2-5 below categorize all the survey questions and give reasons for their use. <text:s/></text:p>
      <text:p text:style-name="P12"><text:tab/>To keep the survey anonymous, both the pre- and post- surveys use the same set of personal questions, whose answers serve to identify the user. <text:s/>As long as the user keeps their answers consistent, their pre-survey can be matched to their post-survey. <text:s/>The second part of this instrument includes questions on the participant's background, and on their relationship with Berkeley. <text:s/>The participant is only presented with these questions during the pre-survey. <text:s/>The third part moves on to a set of place-attachment and place-meaning statements, and a couple of questions on intent for pro-environmental action and intent to seek direct experiences with birds/creeks. <text:s/>The last section is used only for the post-survey, to gauge map-related bias and to provide the user with a space to elaborate on their experience. </text:p>
      <text:p text:style-name="P1"/>
      <text:p text:style-name="P1"/>
      <text:p text:style-name="P1"/>
      <text:p text:style-name="P1"/>
      <text:p text:style-name="P35"><text:soft-page-break/>Table <text:sequence text:ref-name="refTable0" text:name="Table" text:formula="ooow:Table+1" style:num-format="1">2</text:sequence></text:p>
      <table:table table:name="Table1" table:style-name="Table1">
        <table:table-column table:style-name="Table1.A"/>
        <table:table-column table:style-name="Table1.B"/>
        <table:table-row>
          <table:table-cell table:style-name="Table1.A1" office:value-type="string">
            <text:p text:style-name="P15">Survey Questions: Part 1 </text:p>
            <text:p text:style-name="P15">(pre- and post- survey)</text:p>
          </table:table-cell>
          <table:table-cell table:style-name="Table1.B1" office:value-type="string">
            <text:p text:style-name="P15">Reason for Question</text:p>
          </table:table-cell>
        </table:table-row>
        <table:table-row>
          <table:table-cell table:style-name="Table1.A2" office:value-type="string">
            <text:p text:style-name="P16">Q1-4: </text:p>
            <text:p text:style-name="P16">Your favorite number; </text:p>
            <text:p text:style-name="P16">Year you graduated from high school; </text:p>
            <text:p text:style-name="P16">Name of your first pet; </text:p>
            <text:p text:style-name="P16">Name of the street you grew up on in third grade</text:p>
          </table:table-cell>
          <table:table-cell table:style-name="Table1.B2" office:value-type="string">
            <text:p text:style-name="P16">Answers serve to identify the user, without asking for their name. </text:p>
          </table:table-cell>
        </table:table-row>
      </table:table>
      <text:p text:style-name="Text_20_body"/>
      <text:p text:style-name="P35">Table <text:sequence text:ref-name="refTable2" text:name="Table" text:formula="ooow:Table+1" style:num-format="1">3</text:sequence></text:p>
      <table:table table:name="Table4" table:style-name="Table4">
        <table:table-column table:style-name="Table4.A"/>
        <table:table-column table:style-name="Table4.B"/>
        <table:table-header-rows>
          <table:table-row>
            <table:table-cell table:style-name="Table4.A1" office:value-type="string">
              <text:p text:style-name="P15">Survey Questions: Part 2 </text:p>
              <text:p text:style-name="P15">(pre-survey only)</text:p>
            </table:table-cell>
            <table:table-cell table:style-name="Table4.B1" office:value-type="string">
              <text:p text:style-name="P15">Reason for Question</text:p>
            </table:table-cell>
          </table:table-row>
        </table:table-header-rows>
        <table:table-row>
          <table:table-cell table:style-name="Table4.A2" office:value-type="string">
            <text:p text:style-name="P16">Q5-10: </text:p>
            <text:p text:style-name="P16">Where in Berkeley do you usually spend time outside?; As a kid, how often did you play outside?; </text:p>
            <text:p text:style-name="P16">As a kid, where did you most often play outside?; </text:p>
            <text:p text:style-name="P16">List some of your outdoor activities; </text:p>
            <text:p text:style-name="P16">What is your familiarity with birds/creeks in Berkeley?</text:p>
          </table:table-cell>
          <table:table-cell table:style-name="Table4.B2" office:value-type="string">
            <text:p text:style-name="P16">Help account for some biases / explain variation in data</text:p>
          </table:table-cell>
        </table:table-row>
        <table:table-row>
          <table:table-cell table:style-name="Table4.A2" office:value-type="string">
            <text:p text:style-name="P16">Q11: How long have you lived in Berkeley?</text:p>
            <text:p text:style-name="P14"/>
          </table:table-cell>
          <table:table-cell table:style-name="Table4.B2" office:value-type="string">
            <text:p text:style-name="P16">Length of residency influences place-attachment and place-meaning; will be used to understand variation in data</text:p>
          </table:table-cell>
        </table:table-row>
        <table:table-row>
          <table:table-cell table:style-name="Table4.A2" office:value-type="string">
            <text:p text:style-name="P16">Q12, 14, 15:</text:p>
            <text:p text:style-name="P16">Do you own or rent your Berkeley home? </text:p>
            <text:p text:style-name="P16">Do you enjoy living in Berkeley? </text:p>
            <text:p text:style-name="P16">Do you plan to move away from Berkeley in the near future?</text:p>
          </table:table-cell>
          <table:table-cell table:style-name="Table4.B2" office:value-type="string">
            <text:p text:style-name="P16">To help gauge commitment to place. I suspect that commitment to a place could also influence someone’s willingness to become more attached to a place or to care to see it in a different way. <text:s/></text:p>
          </table:table-cell>
        </table:table-row>
        <table:table-row>
          <table:table-cell table:style-name="Table4.A2" office:value-type="string">
            <text:p text:style-name="P16">Q13: What is the nearest intersection to your home? </text:p>
          </table:table-cell>
          <table:table-cell table:style-name="Table4.B2" office:value-type="string">
            <text:p text:style-name="P11">To see if geographical location affects the results. <text:s/>Geographic location is indicative of the local physical environment and neighborhood socioeconomics.</text:p>
          </table:table-cell>
        </table:table-row>
      </table:table>
      <text:p text:style-name="P1"/>
      <text:p text:style-name="P1"/>
      <text:p text:style-name="P1"/>
      <text:p text:style-name="P35">Table <text:sequence text:ref-name="refTable3" text:name="Table" text:formula="ooow:Table+1" style:num-format="1">4</text:sequence></text:p>
      <table:table table:name="Table2" table:style-name="Table2">
        <table:table-column table:style-name="Table2.A"/>
        <table:table-column table:style-name="Table2.B"/>
        <table:table-row>
          <table:table-cell table:style-name="Table2.A1" office:value-type="string">
            <text:p text:style-name="P15">Survey Questions: Part 3</text:p>
            <text:p text:style-name="P15">(pre- and post- survey)</text:p>
          </table:table-cell>
          <table:table-cell table:style-name="Table2.B1" office:value-type="string">
            <text:p text:style-name="P15">Reason for Question</text:p>
          </table:table-cell>
        </table:table-row>
        <table:table-row>
          <table:table-cell table:style-name="Table2.A2" office:value-type="string">
            <text:p text:style-name="P16">Q16-18: </text:p>
            <text:p text:style-name="P11">[My yard, My neighborhood, Berkeley’s waterfront] is a special place to me because it provides habitat for local and migrating birds.</text:p>
          </table:table-cell>
          <table:table-cell table:style-name="Table2.B2" office:value-type="string">
            <text:p text:style-name="P16">{Birds, Place-attachment}</text:p>
            <text:p text:style-name="P16">Measuring the strength of our attachment to the ecological dimensions of a place. The variation in places from local and near to larger and further away, provides comparison for different scales.</text:p>
          </table:table-cell>
        </table:table-row>
        <table:table-row>
          <table:table-cell table:style-name="Table2.A2" office:value-type="string">
            <text:p text:style-name="P16">Q19-21: </text:p>
            <text:p text:style-name="P11">[My yard, My neighborhood, Berkeley’s waterfront] is a place where I can look for wild birds.</text:p>
          </table:table-cell>
          <table:table-cell table:style-name="Table2.B2" office:value-type="string">
            <text:p text:style-name="P16">{Birds, Place-meaning}</text:p>
            <text:p text:style-name="P16">Measuring the strength of the ecological meaning attributed to place. <text:s/>The variation in places from local and near to larger and further away, provides comparison for different scales.</text:p>
          </table:table-cell>
        </table:table-row>
        <table:table-row>
          <table:table-cell table:style-name="Table2.A2" office:value-type="string">
            <text:p text:style-name="P16">Q23; 29: </text:p>
            <text:p text:style-name="P16"><text:soft-page-break/>I would like to get involved in local efforts that protect/restore/improve bird/creek habitat in Berkeley. </text:p>
          </table:table-cell>
          <table:table-cell table:style-name="Table2.B2" office:value-type="string">
            <text:p text:style-name="P16">Measuring intent for pro-environmental action. This <text:soft-page-break/>helps me understand if the maps urged people to act.</text:p>
          </table:table-cell>
        </table:table-row>
        <table:table-row>
          <table:table-cell table:style-name="Table2.A2" office:value-type="string">
            <text:p text:style-name="P16">Q22; 28: </text:p>
            <text:p text:style-name="P16">I am excited to look for birds in my yard, neighborhood, and in Berkeley's parks. </text:p>
            <text:p text:style-name="P16">I am excited to find and explore Berkeley's creeks. </text:p>
          </table:table-cell>
          <table:table-cell table:style-name="Table2.B2" office:value-type="string">
            <text:p text:style-name="P16">Measuring intent to seek direct experiences with birds/creeks. <text:s/>Helps me understand if the maps urged people to go outside and explore in-person.</text:p>
          </table:table-cell>
        </table:table-row>
        <table:table-row>
          <table:table-cell table:style-name="Table2.A2" office:value-type="string">
            <text:p text:style-name="P16">Q24, 25, 27:</text:p>
            <text:p text:style-name="P11">Berkeley’s creeks are places where I can find nature in the city.</text:p>
            <text:p text:style-name="P11">Berkeley’s creek are places that provide a diverse set of habitats and support a lot of wildlife.</text:p>
            <text:p text:style-name="P11">My local creek is a place that connects everyone in its watershed. </text:p>
          </table:table-cell>
          <table:table-cell table:style-name="Table2.B2" office:value-type="string">
            <text:p text:style-name="P16">{Creeks, Place-meaning}</text:p>
            <text:p text:style-name="P16">Measuring the strength of the ecological meaning attributed to place. <text:s/></text:p>
          </table:table-cell>
        </table:table-row>
        <table:table-row>
          <table:table-cell table:style-name="Table2.A2" office:value-type="string">
            <text:p text:style-name="P16">Q26:</text:p>
            <text:p text:style-name="P11">My local creek is special to me, because it provides habitat for many plant and animal species.</text:p>
          </table:table-cell>
          <table:table-cell table:style-name="Table2.B2" office:value-type="string">
            <text:p text:style-name="P16">{Creeks, Place-attachment}</text:p>
            <text:p text:style-name="P16">Measuring the strength of our attachment to the ecological dimensions of a place. </text:p>
          </table:table-cell>
        </table:table-row>
      </table:table>
      <text:p text:style-name="P1"/>
      <text:p text:style-name="P1"/>
      <text:p text:style-name="P35">Table <text:sequence text:ref-name="refTable4" text:name="Table" text:formula="ooow:Table+1" style:num-format="1">5</text:sequence></text:p>
      <table:table table:name="Table3" table:style-name="Table3">
        <table:table-column table:style-name="Table3.A"/>
        <table:table-column table:style-name="Table3.B"/>
        <table:table-row>
          <table:table-cell table:style-name="Table3.A1" office:value-type="string">
            <text:p text:style-name="P15">Survey Questions: Part 4 </text:p>
            <text:p text:style-name="P15">(post-survey only)</text:p>
          </table:table-cell>
          <table:table-cell table:style-name="Table3.B1" office:value-type="string">
            <text:p text:style-name="P15">Reason for Question</text:p>
          </table:table-cell>
        </table:table-row>
        <table:table-row>
          <table:table-cell table:style-name="Table3.A2" office:value-type="string">
            <text:p text:style-name="P16">Q30-32: </text:p>
            <text:p text:style-name="P16">Altogether, how much time did you spend exploring the maps?</text:p>
            <text:p text:style-name="P16">Did you have any experiences with birds/creeks after you looked at the maps?</text:p>
            <text:p text:style-name="P16">How easy/difficult was it to use the maps?</text:p>
          </table:table-cell>
          <table:table-cell table:style-name="Table3.B2" office:value-type="string">
            <text:p text:style-name="P16">Used to understand possible bias / variations in data</text:p>
          </table:table-cell>
        </table:table-row>
        <table:table-row>
          <table:table-cell table:style-name="Table3.A2" office:value-type="string">
            <text:p text:style-name="P16">Q33: </text:p>
            <text:p text:style-name="P16"/>
            <text:p text:style-name="P16">{Bird survey}: Please elaborate on how learning from these maps changed what your local creek (or another Berkeley creek) means to you. <text:s/>Is it any more special to you? </text:p>
            <text:p text:style-name="P16"/>
            <text:p text:style-name="P16">{Creek survey}: Please elaborate on how learning from these maps changed what yard/neighborhood/local parks mean to you. <text:s/>Are they any more special to you? </text:p>
          </table:table-cell>
          <table:table-cell table:style-name="Table3.B2" office:value-type="string">
            <text:p text:style-name="P16">These are required, free response, questions. <text:s/>Participants may answer at length. <text:s/>It provides an opportunity to expand on any of the previous questions or to provide new information. <text:s/></text:p>
          </table:table-cell>
        </table:table-row>
      </table:table>
      <text:p text:style-name="P6"/>
      <text:p text:style-name="P6"/>
      <text:p text:style-name="P6">Map Creation</text:p>
      <text:p text:style-name="P6"/>
      <text:p text:style-name="P12"><text:span text:style-name="T3"><text:tab/></text:span><text:span text:style-name="T9">As a disclaimer, this thesis will not discuss the web-map creation process in detail, or analyze the effectiveness of the web-maps as an educational tool. <text:s/>Unfortunately, that is beyond this study, and could probably be a thesis of its own. <text:s/>However, I am including a brief description of the web-map story creation process. <text:s/></text:span></text:p>
      <text:p text:style-name="P12"><text:soft-page-break/><text:span text:style-name="T9"><text:tab/>Two web-maps are designed for this study: one </text:span>is on birds in Berkeley and the other is on creeks in Berkeley. <text:s/>The data for the bird maps comes from eBird, iNaturalist, field guides on local birds, but also from personal and local birder knowledge. <text:s/>The information and GIS data for Berkeley's creeks comes from the extensive website on East Bay creeks compiled by the Oakland Museum of California, as well as resources from the City of Berkeley. <text:s/></text:p>
      <text:p text:style-name="P12"><text:tab/>The web maps are embedded in a simple website, which is also designed specifically for this study, and requires browser programming languages like JavaScript, HTML, and CSS. <text:s/>The online maps use a background basemap from Mapbox, but also some digitized historical USGS land surveys. <text:s/>Adding and display geographic features like points, lines, and polygons on top of the basemap is done through GeoJSON encoding. <text:s/>The user-interactive components of the map are done with Leaflet, a free open source JavaScript library specifically designed to allow for programming interactivity into online maps. </text:p>
      <text:p text:style-name="P12"/>
      <text:p text:style-name="P21">Web-map Story Board</text:p>
      <text:p text:style-name="P12"><text:tab/>Each web-map story is actually a succession of maps, where each map has its own topic or theme. Together, the succession of maps tell a story. <text:s/>Both the creek and bird web-map stories are comprised of 9 individual maps. <text:s/>Table 6 below provides summarize the main themes for the individual maps within the bird and creek map stories. <text:s/>The stories emphasize the presence of wildlife and nature in our urban places, and the ecological role of yards, neighborhoods, parks, and creeks. <text:s/>Another main component of the maps is past and present human use, how we both degrade and restore these places. <text:s/>The last map will be a guide on simple things we can all do to be better stewards of our urban wildlife and creeks. </text:p>
      <text:p text:style-name="P12"/>
      <text:p text:style-name="P1"/>
      <text:p text:style-name="P35"><text:soft-page-break/>Table <text:sequence text:ref-name="refTable5" text:name="Table" text:formula="ooow:Table+1" style:num-format="1">6</text:sequence> : Bird and creek web-map story boards</text:p>
      <table:table table:name="Table6" table:style-name="Table6">
        <table:table-column table:style-name="Table6.A" table:number-columns-repeated="2"/>
        <table:table-row>
          <table:table-cell table:style-name="Table6.A1" office:value-type="string">
            <text:p text:style-name="P34">Bird Web-map Story Board</text:p>
          </table:table-cell>
          <table:table-cell table:style-name="Table6.B1" office:value-type="string">
            <text:p text:style-name="P34">Creek Web-map Story Board</text:p>
          </table:table-cell>
        </table:table-row>
        <table:table-row>
          <table:table-cell table:style-name="Table6.A2" office:value-type="string">
            <text:p text:style-name="P14">Major bird habitat types in Berkeley </text:p>
          </table:table-cell>
          <table:table-cell table:style-name="Table6.B2" office:value-type="string">
            <text:p text:style-name="P14">General map of all 11 creeks</text:p>
          </table:table-cell>
        </table:table-row>
        <table:table-row>
          <table:table-cell table:style-name="Table6.A2" office:value-type="string">
            <text:p text:style-name="P14">Bird biodiversity in each major habitat type</text:p>
          </table:table-cell>
          <table:table-cell table:style-name="Table6.B2" office:value-type="string">
            <text:p text:style-name="P14">Understanding creek terminology, workings</text:p>
          </table:table-cell>
        </table:table-row>
        <table:table-row>
          <table:table-cell table:style-name="Table6.A2" office:value-type="string">
            <text:p text:style-name="P14">Birds in our yards and neighborhoods</text:p>
          </table:table-cell>
          <table:table-cell table:style-name="Table6.B2" office:value-type="string">
            <text:p text:style-name="P14">How the Ohlone used the creeks</text:p>
          </table:table-cell>
        </table:table-row>
        <table:table-row>
          <table:table-cell table:style-name="Table6.A2" office:value-type="string">
            <text:p text:style-name="P14">Birds at the Berkeley waterfront</text:p>
          </table:table-cell>
          <table:table-cell table:style-name="Table6.B2" office:value-type="string">
            <text:p text:style-name="P14">How early Europeans used the creeks</text:p>
          </table:table-cell>
        </table:table-row>
        <table:table-row>
          <table:table-cell table:style-name="Table6.A2" office:value-type="string">
            <text:p text:style-name="P14">Birds at the Berkeley hills</text:p>
          </table:table-cell>
          <table:table-cell table:style-name="Table6.B2" office:value-type="string">
            <text:p text:style-name="P14">Creek culverting, storm drains</text:p>
          </table:table-cell>
        </table:table-row>
        <table:table-row>
          <table:table-cell table:style-name="Table6.A2" office:value-type="string">
            <text:p text:style-name="P14">Endangered / Declining Species</text:p>
          </table:table-cell>
          <table:table-cell table:style-name="Table6.B2" office:value-type="string">
            <text:p text:style-name="P14">Fish and wildlife</text:p>
          </table:table-cell>
        </table:table-row>
        <table:table-row>
          <table:table-cell table:style-name="Table6.A2" office:value-type="string">
            <text:p text:style-name="P14">Human Impacts</text:p>
          </table:table-cell>
          <table:table-cell table:style-name="Table6.B2" office:value-type="string">
            <text:p text:style-name="P14">Human impacts</text:p>
          </table:table-cell>
        </table:table-row>
        <table:table-row>
          <table:table-cell table:style-name="Table6.A2" office:value-type="string">
            <text:p text:style-name="P14">Restoration efforts</text:p>
          </table:table-cell>
          <table:table-cell table:style-name="Table6.B2" office:value-type="string">
            <text:p text:style-name="P14">Restoration efforts</text:p>
          </table:table-cell>
        </table:table-row>
        <table:table-row>
          <table:table-cell table:style-name="Table6.A2" office:value-type="string">
            <text:p text:style-name="P14">What we can do</text:p>
          </table:table-cell>
          <table:table-cell table:style-name="Table6.B2" office:value-type="string">
            <text:p text:style-name="P14">What we can do</text:p>
          </table:table-cell>
        </table:table-row>
      </table:table>
      <text:p text:style-name="P1"/>
      <text:p text:style-name="P1"/>
      <text:p text:style-name="P6">Analysis </text:p>
      <text:p text:style-name="P3"/>
      <text:p text:style-name="P13"><text:tab/>Once the data is collected, a number of mixed qualitative and quantitative analytical methods will be applied to reach the primary research objective. <text:s/>Comparative and summary statistics will be used to get a broad sense of the data and of the two participant groups. <text:s/>Following Kudryavtsev et al. (2012a)'s more rigorous statistical analysis, an unpaired t-test performed on the pre-survey will capture any significant differences between the experimental and control groups, in terms of their ecological place-attachment and place-meanings. <text:s/>Paired t-tests can then be used to compare the pre-survey to the post-survey, in search of a statistically significant difference in corresponding answers. <text:s/>Such statistical significance would imply that the web-map story had a statistically significant impact the variable being analyze, e.g., ecological place-meaning attributed to our yards. <text:s/></text:p>
      <text:p text:style-name="P13"><text:tab/>Qualitatively, this study borrows from Davenport and Anderson (2005) in its use of open-coding and interpretive methodology of the one free-response question at the end of the post-survey, which asks users to elaborate on how learning from the web-map stories has influenced what a place means to do, and if they find it more special. </text:p>
      <text:p text:style-name="P13"><text:soft-page-break/><text:tab/>To reach the secondary research objectives, this study will use both summary statistics and paired t-tests to compare responses for different geographic scales, different genders, and different levels of commitment to place. <text:s/>The spatial statistics tools in ArcGIS will help determine if geographic location has any influence on the answers. </text:p>
      <text:p text:style-name="P3"/>
      <text:p text:style-name="P3"/>
      <text:p text:style-name="P7">Bias</text:p>
      <text:p text:style-name="P7"/>
      <text:p text:style-name="P7">Bias designed to be captured:</text:p>
      <text:p text:style-name="P13"><text:tab/>The survey above includes questions that attempt to foresee and capture possible bias. <text:s/>One possible bias is difficulty in using the maps. <text:s/>For example, Klisch et al. (2012) conclude that students who found it easier to interact with an online educational science game learned more from it. <text:s/>For this reason, it is important to ask participants if they had difficulty using the maps. <text:s/>Along the same line, bias can occur as a result of variations in the time spent interacting with the maps, or if the participant had a direct and impressionable experience with birds or creeks in between the pre- and post-survey. <text:s/>The survey instrument attempts to capture such bias.</text:p>
      <text:p text:style-name="P13"><text:tab/>Other bias can come from the extent of a person's prior experiences with nature, which may determine their interest and desire to learn about birds and creeks. <text:s/>Or in cases where the participants are already highly knowledgeable, the maps won't be able to provide them with any new information. <text:s/>There are a few questions geared to capture this possibility. </text:p>
      <text:p text:style-name="P1"/>
      <text:p text:style-name="P9">Bias that is unaccounted for:</text:p>
      <text:p text:style-name="P9"><text:tab/></text:p>
      <text:p text:style-name="P12"><text:span text:style-name="T4"><text:tab/></text:span><text:span text:style-name="T9">Some of the random bias that this </text:span>study does not account for is how a person's existing feelings about a place might affect their ability to become more attached, or to attribute new (ecological) place-meanings. <text:s/>Similarly, the survey cannot account for differences in question interpretation, or mood-influenced responses. <text:s/></text:p>
      <text:p text:style-name="P3"><text:soft-page-break/><text:span text:style-name="T3">Expected Results</text:span></text:p>
      <text:p text:style-name="P7"/>
      <text:p text:style-name="P24"><text:tab/><text:span text:style-name="T9">I expect to see an increase in both ecological place-attachment and ecological place-meanings resulting from interaction with either web-map story. <text:s/>It is unclear if this increase will be statistically significant. <text:s/>Research shows that direct, in-person experiences have a stronger impact on place-attachment and place-meanings than indirect experiences (citation), however, none of those indirect experiences have taken on the form of an engaging place-based web-map story. <text:s/>It is possible that much like in Kudryavtsev et al. (2012a)' s study, there will be a statistically significant difference in ecological place-meanings, but not for ecological place-attachment. <text:s/>Place-attachment is especially depended on having those direct and personal experiences. <text:s/></text:span></text:p>
      <text:p text:style-name="P30"><text:tab/>As for how this all depends on scale, gender, place commitment, and geographic location, I suspect that place-attachment and place-meanings will be most strongly impacted by the web-map stories for places that are closest to us – like our yards. <text:s/>I also suspect that places where we spend a lot of time will also show greater increases in our ecological place-attachment and place-meanings. As for gender, I am unsure what to expect, but I do think there will be a gendered pattern in the data. <text:s/>Place commitment is perhaps the easiest one to predict; I expect that people who are less committed to Berkeley will not experience the same increase in ecological place-attachment and place-meanings. <text:s/>Lastly, geographic location should play a role as well – surely living in a more industrial or commercial zone might make it harder to agree that their neighborhood is a good place to look for birds or creeks.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2T14:50:41</dc:date>
    <meta:editing-duration>PT10H29M45S</meta:editing-duration>
    <meta:editing-cycles>73</meta:editing-cycles>
    <meta:generator>LibreOffice/3.5$Linux_x86 LibreOffice_project/350m1$Build-2</meta:generator>
    <meta:document-statistic meta:table-count="6" meta:image-count="0" meta:object-count="0" meta:page-count="31" meta:paragraph-count="222" meta:word-count="8608" meta:character-count="56782" meta:non-whitespace-character-count="47921"/>
  </office:meta>
</office:document-meta>
</file>